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 office:value-type="string">
            <text:p>Outdoor pee (wet) - L6</text:p>
          </table:table-cell>
          <table:table-cell table:style-name="ce0" office:value-type="string">
            <text:p>Kh... f-f-fine, i-if I have no other choi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f I must... geez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"Duchess"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"Uwaaah! Is that a giant crab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"At the very least, it doesn't seem to be
a dragon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"N-No, you've got it all wrong! What I said
was Shining Draconic Crab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"I-It looks really tough...! Everyone, please
be on your guard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"Right! Time to go all out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"Impudent Heavenly Maidens! This shall
be your final battle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"Go!! Shining Draconic Crab!! Crush these
fools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"(If you look closely, it's clearly not a crab...)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 new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fidget*... 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1T12:48:31+01:00</meta:creation-date>
    <dc:date>2019-12-01T12:48:3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